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12.18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0" style:family="paragraph"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Home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Schedule </text:span>tab o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liverabl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a xlink:href="https://bit.ly/2HTvzLX" xlink:type="simple">https://bit.ly/2HTvzLX</text:a><text:s/>for</text:p>
                <text:list>
                  <text:list-item>
                    <text:p>Types of deliverables</text:p>
                  </text:list-item>
                  <text:list-item>
                    <text:p>Time of day for delivering</text:p>
                  </text:list-item>
                  <text:list-item>
                    <text:p>Means of deliv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6">DR</text:span></text:p>
          </draw:text-box>
        </draw:frame>
        <draw:frame presentation:style-name="pr12" draw:text-style-name="P10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1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0:27.396229221</meta:creation-date>
    <meta:editing-duration>PT52M58S</meta:editing-duration>
    <meta:editing-cycles>10</meta:editing-cycles>
    <meta:generator>LibreOffice/7.0.4.2$Linux_X86_64 LibreOffice_project/1c5f81ee28659974774060c3fe084e73b3bd074b</meta:generator>
    <dc:date>2021-03-04T13:11:48.935792384</dc:date>
    <dc:creator>Dirk Riehle</dc:creator>
    <meta:document-statistic meta:object-count="86"/>
  </office:meta>
</office:document-meta>
</file>